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fo:language="es" fo:country="ES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text-properties fo:language="es" fo:country="ES" fo:font-style="normal" officeooo:rsid="0019b67e" officeooo:paragraph-rsid="0019b67e" style:font-style-asian="normal" style:font-style-complex="normal"/>
    </style:style>
    <style:style style:name="P5" style:family="paragraph" style:parent-style-name="Text_20_body">
      <style:paragraph-properties style:writing-mode="lr-tb"/>
      <style:text-properties fo:language="es" fo:country="ES" fo:font-style="normal" officeooo:rsid="001cee6a" officeooo:paragraph-rsid="001cee6a" style:font-style-asian="normal" style:font-style-complex="normal"/>
    </style:style>
    <style:style style:name="P6" style:family="paragraph" style:parent-style-name="Title">
      <style:text-properties fo:language="es" fo:country="E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c9ec"/>
    </style:style>
    <style:style style:name="T3" style:family="text">
      <style:text-properties officeooo:rsid="0019b67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b67e" style:font-style-asian="normal" style:font-style-complex="normal"/>
    </style:style>
    <style:style style:name="T6" style:family="text">
      <style:text-properties officeooo:rsid="001e0ef1"/>
    </style:style>
    <style:style style:name="T7" style:family="text">
      <style:text-properties officeooo:rsid="001e7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T-BENE: detección de parpadeo</text:p>
      <text:p text:style-name="P1">pandoc -f odt -t markdown README.odt -o readme.md</text:p>
      <text:h text:style-name="P2" text:outline-level="1">Resumen</text:h>
      <text:p text:style-name="P3">Se generan dos modelos para la resolución del problema de detección de parpadeo.</text:p>
      <text:p text:style-name="P3">El primero es un modelo ingenuo en el cual no tengo en cuenta la distribución de datos. <text:span text:style-name="T3">Se selecciona un modelo de los disponibles en el </text:span><text:span text:style-name="T5">zoo de Keras por simplicidad. </text:span><text:span text:style-name="T4">Además</text:span> el modelo está preentrenado en <text:span text:style-name="T1">Imagenet.</text:span></text:p>
      <text:p text:style-name="P4">El segundo modelo está también basado en un modelo preentrenado de Keras pero en este caso sí que se tiene en cuenta la distribución de las clases en el dataset y se utiliza aumentación de datos para corregir la sobre-representación de la clase “no parpadeo” con respecto a “parpadeo”.</text:p>
      <text:p text:style-name="P5">En este proyecto se consigue un F1-score de 0.99 en el testset.</text:p>
      <text:h text:style-name="P2" text:outline-level="1">Introducción</text:h>
      <text:p text:style-name="Text_20_body">Se utiliza el conjunto de datos RT-BENE, <text:span text:style-name="T6">este consiste en 107350 parejas de imágenes y su correspondiente etiquet</text:span><text:span text:style-name="T7">a.<text:line-break/>Cada pareja de imágenes con</text:span></text:p>
      <text:p text:style-name="Text_20_body"/>
      <text:h text:style-name="P2" text:outline-level="1">Métodos</text:h>
      <text:p text:style-name="Text_20_body"/>
      <text:h text:style-name="P2" text:outline-level="1"><text:span text:style-name="T2">R</text:span>esultados</text:h>
      <text:p text:style-name="Text_20_body"/>
      <text:h text:style-name="P2" text:outline-level="1">Conclusiones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3T21:35:16.237107768</dc:date>
    <meta:editing-duration>PT1H27M9S</meta:editing-duration>
    <meta:editing-cycles>12</meta:editing-cycles>
    <meta:generator>LibreOffice/7.2.5.2$Linux_X86_64 LibreOffice_project/20$Build-2</meta:generator>
    <meta:document-statistic meta:table-count="0" meta:image-count="0" meta:object-count="0" meta:page-count="1" meta:paragraph-count="12" meta:word-count="152" meta:character-count="912" meta:non-whitespace-character-count="772"/>
  </office:meta>
</office:document-meta>
</file>